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officeooo:rsid="0027d42c" officeooo:paragraph-rsid="0027d42c"/>
    </style:style>
    <style:style style:name="P3" style:family="paragraph" style:parent-style-name="Standard">
      <style:text-properties fo:language="pl" fo:country="PL" officeooo:paragraph-rsid="002a887a"/>
    </style:style>
    <style:style style:name="P4" style:family="paragraph" style:parent-style-name="Standard">
      <style:text-properties fo:language="pl" fo:country="PL" officeooo:rsid="00329b05" officeooo:paragraph-rsid="00329b05"/>
    </style:style>
    <style:style style:name="P5" style:family="paragraph" style:parent-style-name="Standard">
      <style:text-properties fo:language="pl" fo:country="PL" officeooo:rsid="003f5dc6" officeooo:paragraph-rsid="00343946"/>
    </style:style>
    <style:style style:name="P6" style:family="paragraph" style:parent-style-name="Standard">
      <style:text-properties fo:language="pl" fo:country="PL" officeooo:rsid="003f5dc6" officeooo:paragraph-rsid="004090da"/>
    </style:style>
    <style:style style:name="P7" style:family="paragraph" style:parent-style-name="Standard">
      <style:text-properties fo:language="pl" fo:country="PL" officeooo:rsid="0140b8cb" officeooo:paragraph-rsid="0140b8cb"/>
    </style:style>
    <style:style style:name="P8" style:family="paragraph" style:parent-style-name="Standard">
      <style:text-properties fo:language="pl" fo:country="PL" style:text-underline-style="none" fo:font-weight="normal" officeooo:rsid="01428211" officeooo:paragraph-rsid="01428211" style:font-weight-asian="normal" style:font-weight-complex="normal"/>
    </style:style>
    <style:style style:name="P9" style:family="paragraph" style:parent-style-name="Standard">
      <style:text-properties fo:language="pl" fo:country="PL" style:text-underline-style="none" fo:font-weight="normal" officeooo:rsid="01436520" officeooo:paragraph-rsid="01436520" style:font-weight-asian="normal" style:font-weight-complex="normal"/>
    </style:style>
    <style:style style:name="P10" style:family="paragraph" style:parent-style-name="Standard">
      <style:text-properties fo:language="pl" fo:country="PL" style:text-underline-style="none" fo:font-weight="normal" officeooo:rsid="0143c755" officeooo:paragraph-rsid="0143c755" style:font-weight-asian="normal" style:font-weight-complex="normal"/>
    </style:style>
    <style:style style:name="P11" style:family="paragraph" style:parent-style-name="Standard">
      <style:text-properties fo:language="pl" fo:country="PL" style:text-underline-style="none" fo:font-weight="normal" officeooo:rsid="01457ab0" officeooo:paragraph-rsid="01457ab0" style:font-weight-asian="normal" style:font-weight-complex="normal"/>
    </style:style>
    <style:style style:name="P12" style:family="paragraph" style:parent-style-name="Standard">
      <style:text-properties fo:language="pl" fo:country="PL" style:text-underline-style="none" fo:font-weight="normal" officeooo:rsid="01469c8e" officeooo:paragraph-rsid="01469c8e" style:font-weight-asian="normal" style:font-weight-complex="normal"/>
    </style:style>
    <style:style style:name="P13" style:family="paragraph" style:parent-style-name="Standard">
      <style:text-properties fo:language="pl" fo:country="PL" style:text-underline-style="none" fo:font-weight="normal" officeooo:rsid="014801ec" officeooo:paragraph-rsid="014801ec" style:font-weight-asian="normal" style:font-weight-complex="normal"/>
    </style:style>
    <style:style style:name="P14" style:family="paragraph" style:parent-style-name="Standard">
      <style:text-properties fo:language="pl" fo:country="PL" style:text-underline-style="none" fo:font-weight="normal" officeooo:rsid="0149ed30" officeooo:paragraph-rsid="0149ed30" style:font-weight-asian="normal" style:font-weight-complex="normal"/>
    </style:style>
    <style:style style:name="P15" style:family="paragraph" style:parent-style-name="Standard">
      <style:text-properties fo:language="pl" fo:country="PL" style:text-underline-style="none" fo:font-weight="normal" officeooo:rsid="014ad5b0" officeooo:paragraph-rsid="014ad5b0" style:font-weight-asian="normal" style:font-weight-complex="normal"/>
    </style:style>
    <style:style style:name="P16" style:family="paragraph" style:parent-style-name="Standard">
      <style:text-properties fo:language="pl" fo:country="PL" style:text-underline-style="none" fo:font-weight="normal" officeooo:rsid="014bf169" officeooo:paragraph-rsid="014bf169" style:font-weight-asian="normal" style:font-weight-complex="normal"/>
    </style:style>
    <style:style style:name="P17" style:family="paragraph" style:parent-style-name="Standard">
      <style:text-properties fo:language="pl" fo:country="PL" style:text-underline-style="none" fo:font-weight="normal" officeooo:rsid="014ec18b" officeooo:paragraph-rsid="014ec18b" style:font-weight-asian="normal" style:font-weight-complex="normal"/>
    </style:style>
    <style:style style:name="P18" style:family="paragraph" style:parent-style-name="Standard">
      <style:text-properties fo:language="pl" fo:country="PL" style:text-underline-style="none" fo:font-weight="normal" officeooo:rsid="01517760" officeooo:paragraph-rsid="01517760" style:font-weight-asian="normal" style:font-weight-complex="normal"/>
    </style:style>
    <style:style style:name="P19" style:family="paragraph" style:parent-style-name="Standard">
      <style:text-properties fo:language="pl" fo:country="PL" style:text-underline-style="none" fo:font-weight="normal" officeooo:rsid="0151f48c" officeooo:paragraph-rsid="0151f48c" style:font-weight-asian="normal" style:font-weight-complex="normal"/>
    </style:style>
    <style:style style:name="P20" style:family="paragraph" style:parent-style-name="Standard">
      <style:text-properties fo:language="pl" fo:country="PL" style:text-underline-style="none" fo:font-weight="normal" officeooo:rsid="0153a810" officeooo:paragraph-rsid="0153a810" style:font-weight-asian="normal" style:font-weight-complex="normal"/>
    </style:style>
    <style:style style:name="P21" style:family="paragraph" style:parent-style-name="Standard">
      <style:text-properties fo:language="pl" fo:country="PL" style:text-underline-style="none" fo:font-weight="normal" officeooo:rsid="01555255" officeooo:paragraph-rsid="01555255" style:font-weight-asian="normal" style:font-weight-complex="normal"/>
    </style:style>
    <style:style style:name="P22" style:family="paragraph" style:parent-style-name="Standard">
      <style:text-properties fo:language="pl" fo:country="PL" style:text-underline-style="none" fo:font-weight="normal" officeooo:rsid="01567bdc" officeooo:paragraph-rsid="01567bdc" style:font-weight-asian="normal" style:font-weight-complex="normal"/>
    </style:style>
    <style:style style:name="P23" style:family="paragraph" style:parent-style-name="Standard">
      <style:text-properties fo:language="pl" fo:country="PL" style:text-underline-style="none" fo:font-weight="normal" officeooo:rsid="01586f7d" officeooo:paragraph-rsid="01586f7d" style:font-weight-asian="normal" style:font-weight-complex="normal"/>
    </style:style>
    <style:style style:name="P24" style:family="paragraph" style:parent-style-name="Standard">
      <style:text-properties fo:language="pl" fo:country="PL" style:text-underline-style="none" fo:font-weight="normal" officeooo:rsid="015a3575" officeooo:paragraph-rsid="015a3575" style:font-weight-asian="normal" style:font-weight-complex="normal"/>
    </style:style>
    <style:style style:name="P25" style:family="paragraph" style:parent-style-name="Standard">
      <style:text-properties fo:language="pl" fo:country="PL" style:text-underline-style="none" fo:font-weight="normal" officeooo:rsid="015abae3" officeooo:paragraph-rsid="015abae3" style:font-weight-asian="normal" style:font-weight-complex="normal"/>
    </style:style>
    <style:style style:name="P26" style:family="paragraph" style:parent-style-name="Standard">
      <style:text-properties fo:language="pl" fo:country="PL" style:text-underline-style="none" fo:font-weight="normal" officeooo:rsid="015b2676" officeooo:paragraph-rsid="015b2676" style:font-weight-asian="normal" style:font-weight-complex="normal"/>
    </style:style>
    <style:style style:name="P27" style:family="paragraph" style:parent-style-name="Standard">
      <style:text-properties fo:language="pl" fo:country="PL" style:text-underline-style="none" fo:font-weight="normal" officeooo:rsid="015bfaa7" officeooo:paragraph-rsid="015bfaa7" style:font-weight-asian="normal" style:font-weight-complex="normal"/>
    </style:style>
    <style:style style:name="P28" style:family="paragraph" style:parent-style-name="Standard">
      <style:text-properties fo:language="pl" fo:country="PL" style:text-underline-style="none" fo:font-weight="normal" officeooo:rsid="015d512e" officeooo:paragraph-rsid="015d512e" style:font-weight-asian="normal" style:font-weight-complex="normal"/>
    </style:style>
    <style:style style:name="P29" style:family="paragraph" style:parent-style-name="Standard">
      <style:text-properties fo:language="pl" fo:country="PL" style:text-underline-style="none" fo:font-weight="normal" officeooo:rsid="015fa1c7" officeooo:paragraph-rsid="015fa1c7" style:font-weight-asian="normal" style:font-weight-complex="normal"/>
    </style:style>
    <style:style style:name="P30" style:family="paragraph" style:parent-style-name="Standard">
      <style:text-properties fo:language="pl" fo:country="PL" style:text-underline-style="none" fo:font-weight="normal" officeooo:rsid="016158d3" officeooo:paragraph-rsid="016158d3" style:font-weight-asian="normal" style:font-weight-complex="normal"/>
    </style:style>
    <style:style style:name="P31" style:family="paragraph" style:parent-style-name="Standard">
      <style:text-properties fo:language="pl" fo:country="PL" style:text-underline-style="none" fo:font-weight="normal" officeooo:rsid="01618f6c" officeooo:paragraph-rsid="01618f6c" style:font-weight-asian="normal" style:font-weight-complex="normal"/>
    </style:style>
    <style:style style:name="P32" style:family="paragraph" style:parent-style-name="Standard">
      <style:text-properties fo:language="pl" fo:country="PL" style:text-underline-style="none" fo:font-weight="normal" officeooo:rsid="01641f98" officeooo:paragraph-rsid="01641f98" style:font-weight-asian="normal" style:font-weight-complex="normal"/>
    </style:style>
    <style:style style:name="P33" style:family="paragraph" style:parent-style-name="Standard">
      <style:text-properties fo:language="pl" fo:country="PL" style:text-underline-style="none" fo:font-weight="normal" officeooo:rsid="01643f53" officeooo:paragraph-rsid="01643f53" style:font-weight-asian="normal" style:font-weight-complex="normal"/>
    </style:style>
    <style:style style:name="P34" style:family="paragraph" style:parent-style-name="Standard">
      <style:text-properties fo:language="pl" fo:country="PL" style:text-underline-style="none" fo:font-weight="normal" officeooo:rsid="01657ee4" officeooo:paragraph-rsid="01657ee4" style:font-weight-asian="normal" style:font-weight-complex="normal"/>
    </style:style>
    <style:style style:name="P35" style:family="paragraph" style:parent-style-name="Standard">
      <style:text-properties fo:language="pl" fo:country="PL" style:text-underline-style="none" fo:font-weight="normal" officeooo:rsid="0167097c" officeooo:paragraph-rsid="0167097c" style:font-weight-asian="normal" style:font-weight-complex="normal"/>
    </style:style>
    <style:style style:name="P36" style:family="paragraph" style:parent-style-name="Standard">
      <style:text-properties fo:language="pl" fo:country="PL" style:text-underline-style="none" fo:font-weight="normal" officeooo:rsid="01670bfd" officeooo:paragraph-rsid="01670bfd" style:font-weight-asian="normal" style:font-weight-complex="normal"/>
    </style:style>
    <style:style style:name="P37" style:family="paragraph" style:parent-style-name="Standard">
      <style:text-properties fo:language="pl" fo:country="PL" style:text-underline-style="none" fo:font-weight="normal" officeooo:rsid="016860a2" officeooo:paragraph-rsid="016860a2" style:font-weight-asian="normal" style:font-weight-complex="normal"/>
    </style:style>
    <style:style style:name="P38" style:family="paragraph" style:parent-style-name="Standard">
      <style:text-properties fo:language="pl" fo:country="PL" style:text-underline-style="none" fo:font-weight="normal" officeooo:rsid="016bde6c" officeooo:paragraph-rsid="016bde6c" style:font-weight-asian="normal" style:font-weight-complex="normal"/>
    </style:style>
    <style:style style:name="P39" style:family="paragraph" style:parent-style-name="Standard">
      <style:text-properties fo:language="pl" fo:country="PL" style:text-underline-style="none" fo:font-weight="normal" officeooo:rsid="016c7b04" officeooo:paragraph-rsid="016c7b04" style:font-weight-asian="normal" style:font-weight-complex="normal"/>
    </style:style>
    <style:style style:name="P40" style:family="paragraph" style:parent-style-name="Standard">
      <style:text-properties fo:language="pl" fo:country="PL" style:text-underline-style="none" fo:font-weight="normal" officeooo:rsid="016c7b04" officeooo:paragraph-rsid="016d00c3" style:font-weight-asian="normal" style:font-weight-complex="normal"/>
    </style:style>
    <style:style style:name="P41" style:family="paragraph" style:parent-style-name="Standard">
      <style:text-properties fo:language="pl" fo:country="PL" style:text-underline-style="none" fo:font-weight="normal" officeooo:rsid="016ebda6" officeooo:paragraph-rsid="016ebda6" style:font-weight-asian="normal" style:font-weight-complex="normal"/>
    </style:style>
    <style:style style:name="P42" style:family="paragraph" style:parent-style-name="Standard">
      <style:text-properties fo:language="pl" fo:country="PL" style:text-underline-style="none" fo:font-weight="normal" officeooo:rsid="01726d7d" officeooo:paragraph-rsid="01726d7d" style:font-weight-asian="normal" style:font-weight-complex="normal"/>
    </style:style>
    <style:style style:name="P43" style:family="paragraph" style:parent-style-name="Standard">
      <style:text-properties fo:language="pl" fo:country="PL" style:text-underline-style="none" fo:font-weight="normal" officeooo:rsid="01743841" officeooo:paragraph-rsid="01743841" style:font-weight-asian="normal" style:font-weight-complex="normal"/>
    </style:style>
    <style:style style:name="P44" style:family="paragraph" style:parent-style-name="Standard">
      <style:text-properties fo:language="pl" fo:country="PL" style:text-underline-style="none" fo:font-weight="normal" officeooo:rsid="0175c913" officeooo:paragraph-rsid="0175c913" style:font-weight-asian="normal" style:font-weight-complex="normal"/>
    </style:style>
    <style:style style:name="P45" style:family="paragraph" style:parent-style-name="Standard">
      <style:text-properties fo:language="pl" fo:country="PL" style:text-underline-style="none" fo:font-weight="normal" officeooo:rsid="0177bd1d" officeooo:paragraph-rsid="0177bd1d" style:font-weight-asian="normal" style:font-weight-complex="normal"/>
    </style:style>
    <style:style style:name="P46" style:family="paragraph" style:parent-style-name="Standard">
      <style:text-properties fo:language="pl" fo:country="PL" style:text-underline-style="none" fo:font-weight="normal" officeooo:rsid="017a45aa" officeooo:paragraph-rsid="017a45aa" style:font-weight-asian="normal" style:font-weight-complex="normal"/>
    </style:style>
    <style:style style:name="P47" style:family="paragraph" style:parent-style-name="Standard">
      <style:text-properties fo:language="pl" fo:country="PL" style:text-underline-style="none" fo:font-weight="normal" officeooo:rsid="017a5070" officeooo:paragraph-rsid="017a5070" style:font-weight-asian="normal" style:font-weight-complex="normal"/>
    </style:style>
    <style:style style:name="P48" style:family="paragraph" style:parent-style-name="Standard">
      <style:text-properties fo:language="pl" fo:country="PL" style:text-underline-style="none" fo:font-weight="normal" officeooo:rsid="017a97bf" officeooo:paragraph-rsid="017a97bf" style:font-weight-asian="normal" style:font-weight-complex="normal"/>
    </style:style>
    <style:style style:name="P49" style:family="paragraph" style:parent-style-name="Standard">
      <style:text-properties fo:language="pl" fo:country="PL" style:text-underline-style="none" fo:font-weight="normal" officeooo:rsid="017bf818" officeooo:paragraph-rsid="017bf818" style:font-weight-asian="normal" style:font-weight-complex="normal"/>
    </style:style>
    <style:style style:name="P50" style:family="paragraph" style:parent-style-name="Standard">
      <style:text-properties fo:language="pl" fo:country="PL" style:text-underline-style="none" fo:font-weight="normal" officeooo:rsid="017c6259" officeooo:paragraph-rsid="017c6259" style:font-weight-asian="normal" style:font-weight-complex="normal"/>
    </style:style>
    <style:style style:name="P51" style:family="paragraph" style:parent-style-name="Standard">
      <style:text-properties fo:language="pl" fo:country="PL" style:text-underline-style="none" fo:font-weight="normal" officeooo:rsid="017cd7fb" officeooo:paragraph-rsid="017cd7fb" style:font-weight-asian="normal" style:font-weight-complex="normal"/>
    </style:style>
    <style:style style:name="P52" style:family="paragraph" style:parent-style-name="Standard">
      <style:text-properties fo:language="pl" fo:country="PL" style:text-underline-style="none" fo:font-weight="normal" officeooo:rsid="017df7af" officeooo:paragraph-rsid="017df7af" style:font-weight-asian="normal" style:font-weight-complex="normal"/>
    </style:style>
    <style:style style:name="P53" style:family="paragraph" style:parent-style-name="Standard">
      <style:text-properties fo:language="pl" fo:country="PL" style:text-underline-style="none" fo:font-weight="normal" officeooo:rsid="017efad3" officeooo:paragraph-rsid="017efad3" style:font-weight-asian="normal" style:font-weight-complex="normal"/>
    </style:style>
    <style:style style:name="P54" style:family="paragraph" style:parent-style-name="Standard">
      <style:text-properties fo:language="pl" fo:country="PL" style:text-underline-style="none" fo:font-weight="normal" officeooo:rsid="01805a37" officeooo:paragraph-rsid="01805a37" style:font-weight-asian="normal" style:font-weight-complex="normal"/>
    </style:style>
    <style:style style:name="P55" style:family="paragraph" style:parent-style-name="Standard">
      <style:text-properties fo:language="pl" fo:country="PL" style:text-underline-style="none" fo:font-weight="normal" officeooo:rsid="0181c703" officeooo:paragraph-rsid="0181c703" style:font-weight-asian="normal" style:font-weight-complex="normal"/>
    </style:style>
    <style:style style:name="P56" style:family="paragraph" style:parent-style-name="Standard">
      <style:text-properties fo:language="pl" fo:country="PL" style:text-underline-style="none" fo:font-weight="normal" officeooo:rsid="0181e0bb" officeooo:paragraph-rsid="0181e0bb" style:font-weight-asian="normal" style:font-weight-complex="normal"/>
    </style:style>
    <style:style style:name="P57" style:family="paragraph" style:parent-style-name="Standard">
      <style:text-properties fo:language="pl" fo:country="PL" style:text-underline-style="none" fo:font-weight="normal" officeooo:rsid="01827485" officeooo:paragraph-rsid="01827485" style:font-weight-asian="normal" style:font-weight-complex="normal"/>
    </style:style>
    <style:style style:name="P58" style:family="paragraph" style:parent-style-name="Standard">
      <style:text-properties fo:language="pl" fo:country="PL" style:text-underline-style="none" fo:font-weight="normal" officeooo:rsid="01851a43" officeooo:paragraph-rsid="01851a43" style:font-weight-asian="normal" style:font-weight-complex="normal"/>
    </style:style>
    <style:style style:name="P59" style:family="paragraph" style:parent-style-name="Standard">
      <style:text-properties fo:language="pl" fo:country="PL" style:text-underline-style="none" fo:font-weight="normal" officeooo:rsid="01854e3d" officeooo:paragraph-rsid="01854e3d" style:font-weight-asian="normal" style:font-weight-complex="normal"/>
    </style:style>
    <style:style style:name="P60" style:family="paragraph" style:parent-style-name="Standard">
      <style:text-properties fo:language="pl" fo:country="PL" style:text-underline-style="none" fo:font-weight="normal" officeooo:rsid="01869ce3" officeooo:paragraph-rsid="01869ce3" style:font-weight-asian="normal" style:font-weight-complex="normal"/>
    </style:style>
    <style:style style:name="P61" style:family="paragraph" style:parent-style-name="Standard">
      <style:text-properties fo:language="pl" fo:country="PL" style:text-underline-style="none" fo:font-weight="normal" officeooo:rsid="01880644" officeooo:paragraph-rsid="01880644" style:font-weight-asian="normal" style:font-weight-complex="normal"/>
    </style:style>
    <style:style style:name="P62" style:family="paragraph" style:parent-style-name="Standard">
      <style:text-properties fo:language="pl" fo:country="PL" style:text-underline-style="none" fo:font-weight="normal" officeooo:rsid="0189f0f7" officeooo:paragraph-rsid="0189f0f7" style:font-weight-asian="normal" style:font-weight-complex="normal"/>
    </style:style>
    <style:style style:name="P63" style:family="paragraph" style:parent-style-name="Standard">
      <style:text-properties fo:language="pl" fo:country="PL" style:text-underline-style="none" fo:font-weight="normal" officeooo:rsid="018bdb51" officeooo:paragraph-rsid="018bdb51" style:font-weight-asian="normal" style:font-weight-complex="normal"/>
    </style:style>
    <style:style style:name="P64" style:family="paragraph" style:parent-style-name="Standard">
      <style:text-properties fo:language="pl" fo:country="PL" style:text-underline-style="none" fo:font-weight="normal" officeooo:rsid="018d2032" officeooo:paragraph-rsid="018d2032" style:font-weight-asian="normal" style:font-weight-complex="normal"/>
    </style:style>
    <style:style style:name="P65" style:family="paragraph" style:parent-style-name="Standard">
      <style:text-properties fo:language="pl" fo:country="PL" style:text-underline-style="none" fo:font-weight="normal" officeooo:rsid="0190a99c" officeooo:paragraph-rsid="0190a99c" style:font-weight-asian="normal" style:font-weight-complex="normal"/>
    </style:style>
    <style:style style:name="P66" style:family="paragraph" style:parent-style-name="Standard">
      <style:text-properties fo:language="pl" fo:country="PL" style:text-underline-style="none" fo:font-weight="normal" officeooo:rsid="0191be13" officeooo:paragraph-rsid="0191be13" style:font-weight-asian="normal" style:font-weight-complex="normal"/>
    </style:style>
    <style:style style:name="P67" style:family="paragraph" style:parent-style-name="Standard">
      <style:text-properties fo:language="pl" fo:country="PL" style:text-underline-style="none" fo:font-weight="normal" officeooo:rsid="01939a01" officeooo:paragraph-rsid="01939a01" style:font-weight-asian="normal" style:font-weight-complex="normal"/>
    </style:style>
    <style:style style:name="P68" style:family="paragraph" style:parent-style-name="Standard">
      <style:text-properties fo:language="pl" fo:country="PL" style:text-underline-style="none" fo:font-weight="normal" officeooo:rsid="0193f116" officeooo:paragraph-rsid="0193f116" style:font-weight-asian="normal" style:font-weight-complex="normal"/>
    </style:style>
    <style:style style:name="P69" style:family="paragraph" style:parent-style-name="Standard">
      <style:text-properties fo:language="pl" fo:country="PL" style:text-underline-style="none" fo:font-weight="normal" officeooo:rsid="019436be" officeooo:paragraph-rsid="019436be" style:font-weight-asian="normal" style:font-weight-complex="normal"/>
    </style:style>
    <style:style style:name="P70" style:family="paragraph" style:parent-style-name="Standard">
      <style:text-properties fo:language="pl" fo:country="PL" style:text-underline-style="none" fo:font-weight="normal" officeooo:rsid="01951bae" officeooo:paragraph-rsid="01951bae" style:font-weight-asian="normal" style:font-weight-complex="normal"/>
    </style:style>
    <style:style style:name="P71" style:family="paragraph" style:parent-style-name="Standard">
      <style:text-properties fo:language="pl" fo:country="PL" style:text-underline-style="none" fo:font-weight="normal" officeooo:rsid="0195eca0" officeooo:paragraph-rsid="0195eca0" style:font-weight-asian="normal" style:font-weight-complex="normal"/>
    </style:style>
    <style:style style:name="P72" style:family="paragraph" style:parent-style-name="Standard">
      <style:text-properties fo:language="pl" fo:country="PL" style:text-underline-style="none" fo:font-weight="normal" officeooo:rsid="0197db91" officeooo:paragraph-rsid="0197db91" style:font-weight-asian="normal" style:font-weight-complex="normal"/>
    </style:style>
    <style:style style:name="P73" style:family="paragraph" style:parent-style-name="Standard">
      <style:text-properties fo:language="pl" fo:country="PL" style:text-underline-style="none" fo:font-weight="normal" officeooo:rsid="0199d277" officeooo:paragraph-rsid="0199d277" style:font-weight-asian="normal" style:font-weight-complex="normal"/>
    </style:style>
    <style:style style:name="P74" style:family="paragraph" style:parent-style-name="Standard">
      <style:text-properties fo:language="pl" fo:country="PL" style:text-underline-style="none" fo:font-weight="normal" officeooo:rsid="019af25e" officeooo:paragraph-rsid="019af25e" style:font-weight-asian="normal" style:font-weight-complex="normal"/>
    </style:style>
    <style:style style:name="P75" style:family="paragraph" style:parent-style-name="Standard">
      <style:text-properties fo:language="pl" fo:country="PL" style:text-underline-style="none" fo:font-weight="normal" officeooo:rsid="019cb934" officeooo:paragraph-rsid="019cb934" style:font-weight-asian="normal" style:font-weight-complex="normal"/>
    </style:style>
    <style:style style:name="P76" style:family="paragraph" style:parent-style-name="Standard">
      <style:text-properties fo:language="pl" fo:country="PL" style:text-underline-style="none" fo:font-weight="normal" officeooo:rsid="019e4a84" officeooo:paragraph-rsid="019e4a84" style:font-weight-asian="normal" style:font-weight-complex="normal"/>
    </style:style>
    <style:style style:name="P77" style:family="paragraph" style:parent-style-name="Standard">
      <style:text-properties fo:language="pl" fo:country="PL" style:text-underline-style="none" fo:font-weight="normal" officeooo:rsid="01a098b2" officeooo:paragraph-rsid="01a098b2" style:font-weight-asian="normal" style:font-weight-complex="normal"/>
    </style:style>
    <style:style style:name="P78" style:family="paragraph" style:parent-style-name="Standard">
      <style:text-properties fo:language="pl" fo:country="PL" style:text-underline-style="none" fo:font-weight="normal" officeooo:rsid="01a26916" officeooo:paragraph-rsid="01a26916" style:font-weight-asian="normal" style:font-weight-complex="normal"/>
    </style:style>
    <style:style style:name="P79" style:family="paragraph" style:parent-style-name="Standard">
      <style:text-properties fo:language="pl" fo:country="PL" style:text-underline-style="none" fo:font-weight="normal" officeooo:rsid="01a4d482" officeooo:paragraph-rsid="01a4d482" style:font-weight-asian="normal" style:font-weight-complex="normal"/>
    </style:style>
    <style:style style:name="P80" style:family="paragraph" style:parent-style-name="Standard">
      <style:text-properties fo:language="pl" fo:country="PL" style:text-underline-style="none" fo:font-weight="normal" officeooo:rsid="01a59685" officeooo:paragraph-rsid="01a59685" style:font-weight-asian="normal" style:font-weight-complex="normal"/>
    </style:style>
    <style:style style:name="P81" style:family="paragraph" style:parent-style-name="Standard">
      <style:text-properties fo:language="pl" fo:country="PL" style:text-underline-style="none" fo:font-weight="normal" officeooo:rsid="01a671c0" officeooo:paragraph-rsid="01a671c0" style:font-weight-asian="normal" style:font-weight-complex="normal"/>
    </style:style>
    <style:style style:name="P82" style:family="paragraph" style:parent-style-name="Standard">
      <style:text-properties fo:language="pl" fo:country="PL" style:text-underline-style="none" fo:font-weight="normal" officeooo:rsid="01a78e0d" officeooo:paragraph-rsid="01a78e0d" style:font-weight-asian="normal" style:font-weight-complex="normal"/>
    </style:style>
    <style:style style:name="P83" style:family="paragraph" style:parent-style-name="Standard">
      <style:text-properties fo:language="pl" fo:country="PL" style:text-underline-style="none" fo:font-weight="normal" officeooo:rsid="01a84112" officeooo:paragraph-rsid="01a84112" style:font-weight-asian="normal" style:font-weight-complex="normal"/>
    </style:style>
    <style:style style:name="P84" style:family="paragraph" style:parent-style-name="Standard">
      <style:text-properties fo:language="pl" fo:country="PL" style:text-underline-style="none" fo:font-weight="normal" officeooo:rsid="01a968ef" officeooo:paragraph-rsid="01a968ef" style:font-weight-asian="normal" style:font-weight-complex="normal"/>
    </style:style>
    <style:style style:name="P85" style:family="paragraph" style:parent-style-name="Standard">
      <style:text-properties fo:language="pl" fo:country="PL" style:text-underline-style="none" fo:font-weight="normal" officeooo:rsid="01a97bca" officeooo:paragraph-rsid="01a97bca" style:font-weight-asian="normal" style:font-weight-complex="normal"/>
    </style:style>
    <style:style style:name="P86" style:family="paragraph" style:parent-style-name="Standard">
      <style:text-properties fo:language="pl" fo:country="PL" style:text-underline-style="none" fo:font-weight="normal" officeooo:rsid="01a9ae3b" officeooo:paragraph-rsid="01a9ae3b" style:font-weight-asian="normal" style:font-weight-complex="normal"/>
    </style:style>
    <style:style style:name="P87" style:family="paragraph" style:parent-style-name="Standard">
      <style:text-properties fo:language="pl" fo:country="PL" style:text-underline-style="none" fo:font-weight="normal" officeooo:rsid="01aaedab" officeooo:paragraph-rsid="01aaedab" style:font-weight-asian="normal" style:font-weight-complex="normal"/>
    </style:style>
    <style:style style:name="P88" style:family="paragraph" style:parent-style-name="Standard">
      <style:text-properties fo:language="pl" fo:country="PL" style:text-underline-style="none" fo:font-weight="normal" officeooo:rsid="01ac7a3e" officeooo:paragraph-rsid="01ac7a3e" style:font-weight-asian="normal" style:font-weight-complex="normal"/>
    </style:style>
    <style:style style:name="P89" style:family="paragraph" style:parent-style-name="Standard">
      <style:text-properties fo:language="pl" fo:country="PL" style:text-underline-style="none" fo:font-weight="normal" officeooo:rsid="01ac9d68" officeooo:paragraph-rsid="01ac9d68" style:font-weight-asian="normal" style:font-weight-complex="normal"/>
    </style:style>
    <style:style style:name="P90" style:family="paragraph" style:parent-style-name="Standard">
      <style:text-properties fo:language="pl" fo:country="PL" style:text-underline-style="none" fo:font-weight="normal" officeooo:rsid="01adf0c8" officeooo:paragraph-rsid="01adf0c8" style:font-weight-asian="normal" style:font-weight-complex="normal"/>
    </style:style>
    <style:style style:name="P91" style:family="paragraph" style:parent-style-name="Standard">
      <style:text-properties fo:language="pl" fo:country="PL" style:text-underline-style="none" fo:font-weight="normal" officeooo:rsid="01afdcf3" officeooo:paragraph-rsid="01afdcf3" style:font-weight-asian="normal" style:font-weight-complex="normal"/>
    </style:style>
    <style:style style:name="P92" style:family="paragraph" style:parent-style-name="Standard">
      <style:text-properties fo:language="pl" fo:country="PL" style:text-underline-style="none" fo:font-weight="normal" officeooo:rsid="01b1ab10" officeooo:paragraph-rsid="01b1ab10" style:font-weight-asian="normal" style:font-weight-complex="normal"/>
    </style:style>
    <style:style style:name="P93" style:family="paragraph" style:parent-style-name="Standard">
      <style:text-properties fo:language="pl" fo:country="PL" style:text-underline-style="none" fo:font-weight="normal" officeooo:rsid="01b3471b" officeooo:paragraph-rsid="01b3471b" style:font-weight-asian="normal" style:font-weight-complex="normal"/>
    </style:style>
    <style:style style:name="P94" style:family="paragraph" style:parent-style-name="Standard">
      <style:text-properties fo:language="pl" fo:country="PL" style:text-underline-style="none" fo:font-weight="normal" officeooo:rsid="01b4efee" officeooo:paragraph-rsid="01b4efee" style:font-weight-asian="normal" style:font-weight-complex="normal"/>
    </style:style>
    <style:style style:name="P95" style:family="paragraph" style:parent-style-name="Standard">
      <style:text-properties fo:language="pl" fo:country="PL" style:text-underline-style="none" fo:font-weight="normal" officeooo:rsid="01b6ecc5" officeooo:paragraph-rsid="01b6ecc5" style:font-weight-asian="normal" style:font-weight-complex="normal"/>
    </style:style>
    <style:style style:name="P96" style:family="paragraph" style:parent-style-name="Standard">
      <style:text-properties fo:language="pl" fo:country="PL" style:text-underline-style="none" fo:font-weight="normal" officeooo:rsid="01b78561" officeooo:paragraph-rsid="01b78561" style:font-weight-asian="normal" style:font-weight-complex="normal"/>
    </style:style>
    <style:style style:name="P97" style:family="paragraph" style:parent-style-name="Standard">
      <style:text-properties fo:language="pl" fo:country="PL" style:text-underline-style="none" fo:font-weight="normal" officeooo:rsid="01b85261" officeooo:paragraph-rsid="01b85261" style:font-weight-asian="normal" style:font-weight-complex="normal"/>
    </style:style>
    <style:style style:name="P98" style:family="paragraph" style:parent-style-name="Standard">
      <style:text-properties fo:language="pl" fo:country="PL" style:text-underline-style="none" fo:font-weight="normal" officeooo:rsid="01b9e999" officeooo:paragraph-rsid="01b9e999" style:font-weight-asian="normal" style:font-weight-complex="normal"/>
    </style:style>
    <style:style style:name="P99" style:family="paragraph" style:parent-style-name="Standard">
      <style:text-properties fo:language="pl" fo:country="PL" style:text-underline-style="none" fo:font-weight="normal" officeooo:rsid="01ba7bc5" officeooo:paragraph-rsid="01ba7bc5" style:font-weight-asian="normal" style:font-weight-complex="normal"/>
    </style:style>
    <style:style style:name="P100" style:family="paragraph" style:parent-style-name="Standard">
      <style:text-properties fo:language="pl" fo:country="PL" style:text-underline-style="none" fo:font-weight="normal" officeooo:rsid="01ba7bc5" officeooo:paragraph-rsid="01bab20d" style:font-weight-asian="normal" style:font-weight-complex="normal"/>
    </style:style>
    <style:style style:name="P101" style:family="paragraph" style:parent-style-name="Standard">
      <style:text-properties fo:language="pl" fo:country="PL" style:text-underline-style="none" fo:font-weight="normal" officeooo:rsid="01bab20d" officeooo:paragraph-rsid="01bab20d" style:font-weight-asian="normal" style:font-weight-complex="normal"/>
    </style:style>
    <style:style style:name="P102" style:family="paragraph" style:parent-style-name="Standard">
      <style:text-properties fo:language="pl" fo:country="PL" style:text-underline-style="none" fo:font-weight="normal" officeooo:rsid="01bcf874" officeooo:paragraph-rsid="01bcf874" style:font-weight-asian="normal" style:font-weight-complex="normal"/>
    </style:style>
    <style:style style:name="P103" style:family="paragraph" style:parent-style-name="Standard">
      <style:text-properties fo:language="pl" fo:country="PL" style:text-underline-style="none" fo:font-weight="normal" officeooo:rsid="01be663b" officeooo:paragraph-rsid="01be663b" style:font-weight-asian="normal" style:font-weight-complex="normal"/>
    </style:style>
    <style:style style:name="P104" style:family="paragraph" style:parent-style-name="Standard">
      <style:text-properties fo:language="pl" fo:country="PL" style:text-underline-style="none" fo:font-weight="normal" officeooo:rsid="01b1ab10" officeooo:paragraph-rsid="01b1ab10" style:font-weight-asian="normal" style:font-weight-complex="normal"/>
    </style:style>
    <style:style style:name="P105" style:family="paragraph" style:parent-style-name="Standard">
      <style:text-properties fo:language="pl" fo:country="PL" style:text-underline-style="none" fo:font-weight="normal" officeooo:rsid="01c1fac0" officeooo:paragraph-rsid="01c1fac0" style:font-weight-asian="normal" style:font-weight-complex="normal"/>
    </style:style>
    <style:style style:name="P106" style:family="paragraph" style:parent-style-name="Standard">
      <style:text-properties fo:language="pl" fo:country="PL" style:text-underline-style="none" fo:font-weight="normal" officeooo:rsid="01c3b3d7" officeooo:paragraph-rsid="01c3b3d7" style:font-weight-asian="normal" style:font-weight-complex="normal"/>
    </style:style>
    <style:style style:name="P107" style:family="paragraph" style:parent-style-name="Standard">
      <style:text-properties fo:language="pl" fo:country="PL" style:text-underline-style="none" fo:font-weight="normal" officeooo:rsid="01c587a0" officeooo:paragraph-rsid="01c587a0" style:font-weight-asian="normal" style:font-weight-complex="normal"/>
    </style:style>
    <style:style style:name="P108" style:family="paragraph" style:parent-style-name="Standard">
      <style:text-properties fo:language="pl" fo:country="PL" style:text-underline-style="none" fo:font-weight="normal" officeooo:rsid="01c65ebd" officeooo:paragraph-rsid="01c65ebd" style:font-weight-asian="normal" style:font-weight-complex="normal"/>
    </style:style>
    <style:style style:name="P109" style:family="paragraph" style:parent-style-name="Standard">
      <style:text-properties fo:language="pl" fo:country="PL" style:text-underline-style="none" fo:font-weight="normal" officeooo:rsid="01c73243" officeooo:paragraph-rsid="01c73243" style:font-weight-asian="normal" style:font-weight-complex="normal"/>
    </style:style>
    <style:style style:name="P110" style:family="paragraph" style:parent-style-name="Standard">
      <style:text-properties fo:language="pl" fo:country="PL" style:text-underline-style="none" fo:font-weight="normal" officeooo:rsid="01c92da8" officeooo:paragraph-rsid="01c92da8" style:font-weight-asian="normal" style:font-weight-complex="normal"/>
    </style:style>
    <style:style style:name="P111" style:family="paragraph" style:parent-style-name="Standard">
      <style:text-properties fo:language="pl" fo:country="PL" style:text-underline-style="none" fo:font-weight="normal" officeooo:rsid="01ccfcaa" officeooo:paragraph-rsid="01ccfcaa" style:font-weight-asian="normal" style:font-weight-complex="normal"/>
    </style:style>
    <style:style style:name="P112" style:family="paragraph" style:parent-style-name="Standard">
      <style:text-properties fo:language="pl" fo:country="PL" style:text-underline-style="none" fo:font-weight="normal" officeooo:rsid="01cd10d7" officeooo:paragraph-rsid="01cd10d7" style:font-weight-asian="normal" style:font-weight-complex="normal"/>
    </style:style>
    <style:style style:name="P113" style:family="paragraph" style:parent-style-name="Standard">
      <style:text-properties fo:language="pl" fo:country="PL" style:text-underline-style="none" fo:font-weight="normal" officeooo:rsid="01cdfcca" officeooo:paragraph-rsid="01cdfcca" style:font-weight-asian="normal" style:font-weight-complex="normal"/>
    </style:style>
    <style:style style:name="P114" style:family="paragraph" style:parent-style-name="Standard">
      <style:text-properties fo:language="pl" fo:country="PL" style:text-underline-style="none" fo:font-weight="normal" officeooo:rsid="01cf300a" officeooo:paragraph-rsid="01cf300a" style:font-weight-asian="normal" style:font-weight-complex="normal"/>
    </style:style>
    <style:style style:name="P115" style:family="paragraph" style:parent-style-name="Standard">
      <style:text-properties fo:language="pl" fo:country="PL" style:text-underline-style="none" fo:font-weight="normal" officeooo:rsid="01d11e74" officeooo:paragraph-rsid="01d11e74" style:font-weight-asian="normal" style:font-weight-complex="normal"/>
    </style:style>
    <style:style style:name="T1" style:family="text">
      <style:text-properties officeooo:rsid="002a887a"/>
    </style:style>
    <style:style style:name="T2" style:family="text">
      <style:text-properties officeooo:rsid="0030e08b"/>
    </style:style>
    <style:style style:name="T3" style:family="text">
      <style:text-properties officeooo:rsid="00343946"/>
    </style:style>
    <style:style style:name="T4" style:family="text">
      <style:text-properties officeooo:rsid="005d7a8e"/>
    </style:style>
    <style:style style:name="T5" style:family="text">
      <style:text-properties officeooo:rsid="0086dc34"/>
    </style:style>
    <style:style style:name="T6" style:family="text">
      <style:text-properties officeooo:rsid="008c0fa1"/>
    </style:style>
    <style:style style:name="T7" style:family="text">
      <style:text-properties officeooo:rsid="00c4b2dd"/>
    </style:style>
    <style:style style:name="T8" style:family="text">
      <style:text-properties officeooo:rsid="00c7f900"/>
    </style:style>
    <style:style style:name="T9" style:family="text">
      <style:text-properties officeooo:rsid="01402302"/>
    </style:style>
    <style:style style:name="T10" style:family="text">
      <style:text-properties officeooo:rsid="0140b8cb"/>
    </style:style>
    <style:style style:name="T11" style:family="text">
      <style:text-properties officeooo:rsid="0143c755"/>
    </style:style>
    <style:style style:name="T12" style:family="text">
      <style:text-properties officeooo:rsid="0143d6e2"/>
    </style:style>
    <style:style style:name="T13" style:family="text">
      <style:text-properties officeooo:rsid="01469c8e"/>
    </style:style>
    <style:style style:name="T14" style:family="text">
      <style:text-properties officeooo:rsid="014ad3f0"/>
    </style:style>
    <style:style style:name="T15" style:family="text">
      <style:text-properties officeooo:rsid="014bf169"/>
    </style:style>
    <style:style style:name="T16" style:family="text">
      <style:text-properties officeooo:rsid="014d471e"/>
    </style:style>
    <style:style style:name="T17" style:family="text">
      <style:text-properties officeooo:rsid="015b0f27"/>
    </style:style>
    <style:style style:name="T18" style:family="text">
      <style:text-properties officeooo:rsid="016559d2"/>
    </style:style>
    <style:style style:name="T19" style:family="text">
      <style:text-properties officeooo:rsid="016a3897"/>
    </style:style>
    <style:style style:name="T20" style:family="text">
      <style:text-properties officeooo:rsid="016d00c3"/>
    </style:style>
    <style:style style:name="T21" style:family="text">
      <style:text-properties officeooo:rsid="01726d7d"/>
    </style:style>
    <style:style style:name="T22" style:family="text">
      <style:text-properties officeooo:rsid="017901e2"/>
    </style:style>
    <style:style style:name="T23" style:family="text">
      <style:text-properties officeooo:rsid="017a5070"/>
    </style:style>
    <style:style style:name="T24" style:family="text">
      <style:text-properties officeooo:rsid="017df7af"/>
    </style:style>
    <style:style style:name="T25" style:family="text">
      <style:text-properties officeooo:rsid="017ea0a1"/>
    </style:style>
    <style:style style:name="T26" style:family="text">
      <style:text-properties officeooo:rsid="01805a37"/>
    </style:style>
    <style:style style:name="T27" style:family="text">
      <style:text-properties officeooo:rsid="0181c703"/>
    </style:style>
    <style:style style:name="T28" style:family="text">
      <style:text-properties officeooo:rsid="01851a43"/>
    </style:style>
    <style:style style:name="T29" style:family="text">
      <style:text-properties officeooo:rsid="0185cdf2"/>
    </style:style>
    <style:style style:name="T30" style:family="text">
      <style:text-properties officeooo:rsid="01869ce3"/>
    </style:style>
    <style:style style:name="T31" style:family="text">
      <style:text-properties officeooo:rsid="0189f0f7"/>
    </style:style>
    <style:style style:name="T32" style:family="text">
      <style:text-properties officeooo:rsid="018d2032"/>
    </style:style>
    <style:style style:name="T33" style:family="text">
      <style:text-properties officeooo:rsid="018e4f43"/>
    </style:style>
    <style:style style:name="T34" style:family="text">
      <style:text-properties officeooo:rsid="0191ac3c"/>
    </style:style>
    <style:style style:name="T35" style:family="text">
      <style:text-properties officeooo:rsid="0196e8e4"/>
    </style:style>
    <style:style style:name="T36" style:family="text">
      <style:text-properties officeooo:rsid="019af25e"/>
    </style:style>
    <style:style style:name="T37" style:family="text">
      <style:text-properties officeooo:rsid="01a3d937"/>
    </style:style>
    <style:style style:name="T38" style:family="text">
      <style:text-properties officeooo:rsid="01aaedab"/>
    </style:style>
    <style:style style:name="T39" style:family="text">
      <style:text-properties officeooo:rsid="01aaf1cf"/>
    </style:style>
    <style:style style:name="T40" style:family="text">
      <style:text-properties officeooo:rsid="01abc9a6"/>
    </style:style>
    <style:style style:name="T41" style:family="text">
      <style:text-properties officeooo:rsid="01bab20d"/>
    </style:style>
    <style:style style:name="T42" style:family="text">
      <style:text-properties officeooo:rsid="01bba824"/>
    </style:style>
    <style:style style:name="T43" style:family="text">
      <style:text-properties officeooo:rsid="01c012eb"/>
    </style:style>
    <style:style style:name="T44" style:family="text">
      <style:text-properties officeooo:rsid="01c95524"/>
    </style:style>
    <number:date-style style:name="N49">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variable-decls>
        <text:variable-decl office:value-type="float"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 </text:span><text:span text:style-name="T6">D</text:span><text:span text:style-name="T5">ate</text:span>: 2025.<text:span text:style-name="T1">0</text:span><text:span text:style-name="T9">7</text:span>.<text:span text:style-name="T9">07</text:span></text:p>
      <text:p text:style-name="P1"><text:span text:style-name="T5">* </text:span><text:span text:style-name="T6">S</text:span><text:span text:style-name="T5">ource</text:span>: <text:span text:style-name="T9">Dzikie serce. Tęsknoty męskiej natury.</text:span></text:p>
      <text:p text:style-name="P2">* <text:span text:style-name="T6">A</text:span>utor: <text:span text:style-name="T9">John Eldredge</text:span></text:p>
      <text:p text:style-name="P2"><text:span text:style-name="T5">* </text:span><text:span text:style-name="T6">Y</text:span><text:span text:style-name="T5">ear</text:span>: <text:span text:style-name="T7">2006</text:span>, ed. 20<text:span text:style-name="T7">15</text:span></text:p>
      <text:p text:style-name="P1"><text:span text:style-name="T5">* </text:span><text:span text:style-name="T6">C</text:span><text:span text:style-name="T5">ategory</text:span>: <text:span text:style-name="T2">książka</text:span></text:p>
      <text:p text:style-name="P1">* <text:span text:style-name="T6">Shortname: </text:span><text:span text:style-name="T9">Eldred</text:span><text:span text:style-name="T10">g</text:span><text:span text:style-name="T9">e-dzikie-serce</text:span></text:p>
      <text:p text:style-name="P1"><text:span text:style-name="T5">* </text:span><text:span text:style-name="T6">M</text:span><text:span text:style-name="T5">odified</text:span>: <text:date style:data-style-name="N49" text:date-value="2025-08-26T06:27:56.475931098">2025-08-26</text:date>, <text:time style:data-style-name="N61" text:time-value="2025-08-26T06:27:56.476185070">05:48:22</text:time></text:p>
      <text:p text:style-name="P5"/>
      <text:p text:style-name="P5"/>
      <text:p text:style-name="P4">#<text:span text:style-name="T4">###</text:span> <text:span text:style-name="T13">Rozdział 2</text:span></text:p>
      <text:p text:style-name="P4"/>
      <text:p text:style-name="P6">#<text:span text:style-name="T10">44</text:span><text:span text:style-name="T8"> </text:span></text:p>
      <text:p text:style-name="P4"><text:span text:style-name="T10">Każdy mężczyzna jest latoroślą rodu zwycięzców. Albo przynajmniej pierwotnie był. Możesz określić, jakiego mężczyznę dostałaś, jedynie przyglądając się, jaki wpływ on na ciebie wywiera. Czy cię nudzi? Czy rani cię swym doktrynalnym nazizmem? Czy sprawia, że chcesz krzyczeć, ponieważ jest aż tak milutki?</text:span> <text:span text:style-name="T3">(</text:span>s. <text:span text:style-name="T10">44</text:span><text:span text:style-name="T3">)</text:span></text:p>
      <text:p text:style-name="P7">John Eldredge</text:p>
      <text:p text:style-name="P4"/>
      <text:p text:style-name="P8">#47</text:p>
      <text:p text:style-name="P8">Taki jednak świat Bóg stworzył – świat, który wymaga, abyśmy żyli z ryzykiem. (s. 47)</text:p>
      <text:p text:style-name="P8">John Eldre<text:span text:style-name="T14">d</text:span>ge</text:p>
      <text:p text:style-name="P8"/>
      <text:p text:style-name="P9">#51</text:p>
      <text:p text:style-name="P9">[…] najczęściej kierowanym do chłopców zwrotem jest: „Nie rób tego”. <text:span text:style-name="T12">[…] Jednak zamysłem Boga – który uczynił chłopców na swój obraz – jest mówienie „tak”. Bądź gwałtowny, bądź dziki, bądź namiętny. </text:span><text:span text:style-name="T11">(s. 51)</text:span></text:p>
      <text:p text:style-name="P10">John Eldre<text:span text:style-name="T14">d</text:span>ge</text:p>
      <text:p text:style-name="P10"/>
      <text:p text:style-name="P11">#53</text:p>
      <text:p text:style-name="P11">Jeśli […] jednak mężczyzna jest tylko czuły, to wiemy, że z jego wnętrzem jest coś nie tak… (s. 53)</text:p>
      <text:p text:style-name="P11">John Eldre<text:span text:style-name="T14">d</text:span>ge</text:p>
      <text:p text:style-name="P11"/>
      <text:p text:style-name="P12">### Rozdział 3: Pytanie które prześladuje każdego mężczyznę</text:p>
      <text:p text:style-name="P12"/>
      <text:p text:style-name="P13"># 55</text:p>
      <text:p text:style-name="P13">Tragedią każdego mężczyzny jest to, że w nim coś umiera, choć on sam nadal żyje. (s. 55)</text:p>
      <text:p text:style-name="P13">Albert Schweitzer</text:p>
      <text:p text:style-name="P13"/>
      <text:p text:style-name="P13"># 55 </text:p>
      <text:p text:style-name="P13">Porzuciwszy pragnienia, zaczął umierać. (s. 55)</text:p>
      <text:p text:style-name="P13">George Herbert</text:p>
      <text:p text:style-name="P13"/>
      <text:p text:style-name="P14"># 56</text:p>
      <text:p text:style-name="P14">Po latach życia w klatce, lew przestaje wierzyć, że jest lwem. A człowiek przestaje wierzyć, że jest człowiekiem… (s. 56)</text:p>
      <text:p text:style-name="P14">John Eldre<text:span text:style-name="T14">d</text:span>ge</text:p>
      <text:p text:style-name="P14"/>
      <text:p text:style-name="P15"># 59</text:p>
      <text:p text:style-name="P15">[Mężczyzna] tęskni za piękną, <text:span text:style-name="T15">ale bez swojego dzikiego i namiętnego serca nie potrafi jej znaleźć, walczyć o nią ani jej zatrzymać. </text:span><text:span text:style-name="T16">Choć czuje do kobiety silny pociąg, nie wie, jak o nią walczyć, ani że w ogóle ma o nią wlaczyć.</text:span><text:span text:style-name="T15">(s. 59)</text:span></text:p>
      <text:p text:style-name="P16">John Eldredge</text:p>
      <text:p text:style-name="P17"><text:soft-page-break/></text:p>
      <text:p text:style-name="P17"># 59</text:p>
      <text:p text:style-name="P17">Jeśli gość nie czuje się prawdziwym mężczyzną w obecności prawdziwej kobiety, tym bardziej narażony jest na porno. (s. 59-60)</text:p>
      <text:p text:style-name="P17">John Eldredge</text:p>
      <text:p text:style-name="P17"/>
      <text:p text:style-name="P18"># 60</text:p>
      <text:p text:style-name="P18">Porzuciwszy pragnienia zaczął umierać. (s. 60)</text:p>
      <text:p text:style-name="P18">George Herbert</text:p>
      <text:p text:style-name="P18"/>
      <text:p text:style-name="P19"># NASZ LĘK</text:p>
      <text:p text:style-name="P19"/>
      <text:p text:style-name="P20"># 60</text:p>
      <text:p text:style-name="P20">Przedmiotem największego lęku każdego mężczyzny jest być wystawionym na pokaz, nakrytym, zdemaskowanym, okazać się oszustem, a nie prawdziwym mężczyzną. (s. 60)</text:p>
      <text:p text:style-name="P20">John Eldredge</text:p>
      <text:p text:style-name="P19"/>
      <text:p text:style-name="P21"># 61</text:p>
      <text:p text:style-name="P21"># Mężczyzna nosi obraz Boga w postaci siły, nie tyle fizycznej, co duchowej. […] wie jedno, że został stworzony do tego by dawać sobie radę. Jednak ciągle się zastanawia: „Czy potrafię? Czy mis się uda?”. Kiedy droga stanie się niełatwa, kiedy sprawy przybiorą trudny obrót, czy sobie poradzę? (s. 61)</text:p>
      <text:p text:style-name="P21">John Eldredge</text:p>
      <text:p text:style-name="P21"/>
      <text:p text:style-name="P22"># 61</text:p>
      <text:p text:style-name="P22">W tamtym momencie uświadomiłem sobie, że całe moje życie odbierałem jak przedstawienie, jakbym zawsze był na scenie. W każdej sytuacji czułem, że muszę znowu się sprawdzić. Kiedy przemawiałem, albo miałem zajęcia ze słuchaczami, czekałem, co powiedzą, mając nadzieję, że mnie pochwalą. Każda sesja doradcza była dla mnie nowym testem: „Czy dam radę? Czy wszystko skończy się na moim ostatnim sukcesie?”.(s. 61)</text:p>
      <text:p text:style-name="P22">John Eldredge</text:p>
      <text:p text:style-name="P22"/>
      <text:p text:style-name="P23"># 61</text:p>
      <text:p text:style-name="P23">Każdy mężczyzna czuje, że świat żąda od niego, aby był kimś, kim -jak sam sądzi – nie jest. (s. 61)</text:p>
      <text:p text:style-name="P23">John Eldredge.</text:p>
      <text:p text:style-name="P23"/>
      <text:p text:style-name="P24">### Rozdział 4: Rana</text:p>
      <text:p text:style-name="P24"/>
      <text:p text:style-name="P24"># 76: NAJWAŻNIEJSZE PYTANIE MĘŻCZYZNY</text:p>
      <text:p text:style-name="P24"/>
      <text:p text:style-name="P24"># 77: SKĄD SIĘ BIERZE MĘSKOŚĆ</text:p>
      <text:p text:style-name="P24"/>
      <text:p text:style-name="P25"># 77</text:p>
      <text:p text:style-name="P25">Chcąc zrozumieć, w jaki sposób mężczyzna zostaje zraniony, musicie pojąć najważniejszą prawdę o wędrówce chłopca do męskości: męskość musi zostać nadana. Chłopiec uczy się, kim jest i co ma do dyspozycji, od mężczyzny albo w towarzystwie mężczyzn. <text:span text:style-name="T17">Nie można się tego nauczyć gdzie indziej. </text:span>(s. 77)</text:p>
      <text:p text:style-name="P25">John Eldredge</text:p>
      <text:p text:style-name="P25"/>
      <text:p text:style-name="P26"># 78</text:p>
      <text:p text:style-name="P26">[Bóg] Ojciec mówi: „Tyś jest mój syn umiłowany, w Tobie mam upodobanie” (ŁK 3,22). Innymi słowy: „Jezusie, jestem z Ciebie niezwykle dumny, masz wszystko czego potrzeba”. (s. 78)</text:p>
      <text:p text:style-name="P26"><text:soft-page-break/>John Eldredge</text:p>
      <text:p text:style-name="P26"/>
      <text:p text:style-name="P27"># 79: MATKI I SYNOWIE</text:p>
      <text:p text:style-name="P27"/>
      <text:p text:style-name="P28"># 82: OD SIŁY DO SIŁY</text:p>
      <text:p text:style-name="P28"/>
      <text:p text:style-name="P29"># 85: RANA OD OJCA</text:p>
      <text:p text:style-name="P29"/>
      <text:p text:style-name="P30"># 87: SKUTEK RANY</text:p>
      <text:p text:style-name="P30"/>
      <text:p text:style-name="P31">### Rozdział 5: Bitwa o serce mężczyzny <text:span text:style-name="T19">(bardzo ważny i fajny rozdział).</text:span></text:p>
      <text:p text:style-name="P31"/>
      <text:p text:style-name="P31"># 93</text:p>
      <text:p text:style-name="P31"/>
      <text:p text:style-name="P32"># 96: WYKOŃCZYĆ GO</text:p>
      <text:p text:style-name="P32"/>
      <text:p text:style-name="P32"># 99</text:p>
      <text:p text:style-name="P32">Kobietom częściej podoba się gwałtowna strona mężczyzny, ale kiedy już kogoś złapią, oswajają go i udomawiają. Jak na ironię, jeśli on się podda, będzie miał z tego powodu żal, a ona z kolei będzie się zastanawiała, gdzie podziała się jego namiętność. (s. 99)</text:p>
      <text:p text:style-name="P32">John Eldredge</text:p>
      <text:p text:style-name="P32"/>
      <text:p text:style-name="P33"># 99</text:p>
      <text:p text:style-name="P33">Nasze społeczeństwo produkuje całe mnóstwo chłopców, lecz niewielu mężczyzn. <text:span text:style-name="T18">[…] Chcemy chłopców socjalizować, [...], ale z dala od wszystkiego, co dzikie, gwałtowne i namiętne. Innymi słowy, z dala od męskości, a bliżej czegoś kobiecego.</text:span> (s. 99)</text:p>
      <text:p text:style-name="P33">John Eldredge</text:p>
      <text:p text:style-name="P33"/>
      <text:p text:style-name="P34"># 99-100</text:p>
      <text:p text:style-name="P34">Siła, rywalizacja i fizyczna odwaga normalnych, przyzwoitych mężczyzn jest odpowiedzialna za większość tego co w świecie jest słuszne. (s. 100)</text:p>
      <text:p text:style-name="P34">John Eldgredge</text:p>
      <text:p text:style-name="P34"/>
      <text:p text:style-name="P35"># 101</text:p>
      <text:p text:style-name="P35">Ogier jest niebezpieczny, to prawda, ale jeśli chcesz życia, które on oferuje, musisz także przyjąć jego gwałtowność. Te dwie rzeczy idą w parze. (s. 101)</text:p>
      <text:p text:style-name="P35">John Eldredge</text:p>
      <text:p text:style-name="P35"/>
      <text:p text:style-name="P36">#101: W KOŃCU, O CO TU NAPRAWDĘ CHODZI?</text:p>
      <text:p text:style-name="P36"/>
      <text:p text:style-name="P37"># 105: POSZUKIWANIE ODPOWIEDZI</text:p>
      <text:p text:style-name="P37"/>
      <text:p text:style-name="P38">Przede wszystkim musimy dowiedzieć się tego, czego nigdy nie usłyszeliśmy od swojego ojca – albo usłyszeliśmy w negatywny sposób. Musimy poznać, kim jesteśmy i czy mamy to, czego potrzeba. (s. 105)</text:p>
      <text:p text:style-name="P38">John Eldredge</text:p>
      <text:p text:style-name="P38"/>
      <text:p text:style-name="P39"># 106 - 107</text:p>
      <text:p text:style-name="P40">Mężczyźni, chcąc zdobyć samopotwierdzenie, szukają w różnych kierunkach. […] muszę znaleźć grupę, do której będę należał, dokonam czegoś niesamowitego, czego zażądają inni, i stanę się kimś. […] Były to rozpaczliwe poszukiwania na własne żądanie. Lecz, niestety, nie powiodły się. <text:soft-page-break/><text:span text:style-name="T20">Gdy w zespole, w którym służył, sprawy się skomplikowały, wiedział, że musi odejść […] Wyrok brzmiał: Nigdzie nie należę. Nikt mnie nie chce. Jestem sam.</text:span>(s. 106-107)</text:p>
      <text:p text:style-name="P39">John Eldredge</text:p>
      <text:p text:style-name="P39"/>
      <text:p text:style-name="P41">107: Z PYTANIEM DO EWY</text:p>
      <text:p text:style-name="P41"/>
      <text:p text:style-name="P41"># 1<text:span text:style-name="T21">10</text:span></text:p>
      <text:p text:style-name="P42">[…] kobiecość nie może nigdy nadać męskości. To tak, jakby prosić perłę, żeby dała ci byka. To tak, jakby prosić łąkę z dzikimi kwiatami, aby dała ci chevroleta rocznik ‘57. To jest zupełnie inna materia. (s. 110)</text:p>
      <text:p text:style-name="P42">John Eldredge</text:p>
      <text:p text:style-name="P42"/>
      <text:p text:style-name="P43"># 110</text:p>
      <text:p text:style-name="P43">Jeśli mężczyzna udaje się z tym pytaniem [o męskość] do kobiety, do z pewnością dojdzie do uzależnienia albo kastracji. Zazwyczaj do obu tych rzeczy naraz. (s. 110)</text:p>
      <text:p text:style-name="P43">John Eldredge</text:p>
      <text:p text:style-name="P41"/>
      <text:p text:style-name="P44"># 110-111</text:p>
      <text:p text:style-name="P44">Młoda kobieta to nawet w połowie nie takie wyzwanie jak dojrzała. Przy niej można czuć się mężczyzną. (s. 110-111)</text:p>
      <text:p text:style-name="P44">John Eldredge</text:p>
      <text:p text:style-name="P44"/>
      <text:p text:style-name="P44"># 111</text:p>
      <text:p text:style-name="P44">Nawet gdybym ożenił się z piękną dziewczyną, zawsze będę wiedział, że gdzieś jest jeszcze piękniejsza. I zacznę się zastanawiać, czy potrafiłbym ją zdobyć. (s. 111)</text:p>
      <text:p text:style-name="P44">John Eldredge</text:p>
      <text:p text:style-name="P44"/>
      <text:p text:style-name="P45"># 111</text:p>
      <text:p text:style-name="P45">Dlatego właśnie wielu mężczyzn sekretnie boi się swoich żon. Ona go zna jak nikt inny, śpi z nim, wie, jaki jest naprawdę. Jeśli udzielił jej władzy potwierdzenia go jako mężczyzny, to równocześnie dał jej władzę niepotwierdzenia go. <text:span text:style-name="T22">To śmiertelna pułapka. </text:span>(s. 111)</text:p>
      <text:p text:style-name="P45">John Eldredge</text:p>
      <text:p text:style-name="P45"/>
      <text:p text:style-name="P46">### Rozdział 6: Głos ojca</text:p>
      <text:p text:style-name="P46"/>
      <text:p text:style-name="P46"># 11<text:span text:style-name="T23">8</text:span></text:p>
      <text:p text:style-name="P47">„Jestem chrześcijaninem od piątego roku życia – nikt nigdy nie pokazał mi, co to znaczy być naprawdę mężczyzną”. Teraz jestem zagubiony. Przeprowadził się na drugi koniec kraju, żeby być ze swoją dziewczyną, ale ona go zostawiła, ponieważ on nie wie, kim jest i po co jest. Takich jak on są setki, cały świat jest zaludniony podobnymi mężczyznami – mężczyznami, którzy nie przeszli inicjacji. (s. 118)</text:p>
      <text:p text:style-name="P47">John Eldredge</text:p>
      <text:p text:style-name="P46"/>
      <text:p text:style-name="P48"># 119: JAK BÓG DOKONUJE INICJACJI MĘŻCZYZNY</text:p>
      <text:p text:style-name="P48"/>
      <text:p text:style-name="P49"># 122</text:p>
      <text:p text:style-name="P49">Pytania do Boga podczas inicjacji: 1) Czego próbujesz mnie nauczyć? 2) Jakie pytania starasz się wzbudzić w moim sercu? 3) Co chcesz, żebym zrozumiał? 4) Z czego mam zrezygnować? (s. 122)</text:p>
      <text:p text:style-name="P49">John Eldredge</text:p>
      <text:p text:style-name="P49"/>
      <text:p text:style-name="P50"># 122: POGARDA DLA RANY</text:p>
      <text:p text:style-name="P50"/>
      <text:p text:style-name="P51"><text:soft-page-break/># 12<text:span text:style-name="T24">3</text:span></text:p>
      <text:p text:style-name="P52">Bardziej tragiczne od samej tragedii, która nam się przydarza, jest to, jak to niej podchodzimy. (s. 123)</text:p>
      <text:p text:style-name="P52">J<text:span text:style-name="T25">o</text:span>hn Eldredge</text:p>
      <text:p text:style-name="P52"/>
      <text:p text:style-name="P53"># 123-124</text:p>
      <text:p text:style-name="P53">Bój jest namiętnie oddany tobie, twojemu zdrowiu i chce ukoić twoje męskie serce. Jednak rany, która przechodzi nierozpoznana i nieopłakana, nie da się uzdrowić. Rany, którą wchłonąłeś nie da się uzdrowić. Rany, na którą – jak sądzisz – zasłużyłeś, nie da się uzdrowić. Dlatego Brennan Manning mówi: „Życie duchowe zaczyna się wraz z akceptacją swojego zranionego ja” <text:span text:style-name="T26">[…] Nie można uzdrowić tego co się wypiera. </text:span>(s. 123-124)</text:p>
      <text:p text:style-name="P53">John Eldredge</text:p>
      <text:p text:style-name="P53"/>
      <text:p text:style-name="P53"># 124</text:p>
      <text:p text:style-name="P53">Życie duchowe zaczyna się wraz z akceptacją swojego zranionego ja. <text:span text:style-name="T26">[…] Powód jest prosty: Nie można uzdrowić tego co się wypiera. </text:span><text:span text:style-name="T27">[…] Większość mężczyzn wypiera swoją ranę. - wypiera fakt, że coś się stało i że to boli, wypierają, że ona może kształtować to, w jaki sposób dzisiaj żyją. </text:span>(s. 124)</text:p>
      <text:p text:style-name="P54">John Eldredge</text:p>
      <text:p text:style-name="P54"/>
      <text:p text:style-name="P55"># <text:span text:style-name="T35">124:</text:span>UDAREMNIĆ FAŁSZYWE JA</text:p>
      <text:p text:style-name="P55"/>
      <text:p text:style-name="P56"># 124</text:p>
      <text:p text:style-name="P56">W miejscu w którym zostaliśmy zranieni budujemy swoje fałszywe ja (s. 124)</text:p>
      <text:p text:style-name="P56">John Eldredge</text:p>
      <text:p text:style-name="P53"/>
      <text:p text:style-name="P57"># 124</text:p>
      <text:p text:style-name="P57">Kiedy miałem osiem lat […] zrodził się oszust, albo moje fałszywe ja, jako obrona przed bólem. <text:span text:style-name="T28">Ten wewnętrzny oszust szeptał: „Nie bądź nigdy sobą, ponieważ nikomu nie podobasz się taki, jaki jesteś. Wymyśl sobie nowe ja, które wszyscy będą podziwiać i na którym nikt się nie pozna”. (s. 124)</text:span></text:p>
      <text:p text:style-name="P58">John Eldredge</text:p>
      <text:p text:style-name="P58"/>
      <text:p text:style-name="P58"># 124</text:p>
      <text:p text:style-name="P58">Bycie oszustem jest naszym pomysłem na ocalenie. (s. 124)</text:p>
      <text:p text:style-name="P58">John Eldredge</text:p>
      <text:p text:style-name="P58"/>
      <text:p text:style-name="P59"># 127</text:p>
      <text:p text:style-name="P59">W życiu mężczyzny nadchodzi krytyczny moment, gdy wszystko, co się dla niego liczyło, wali się. Jego złoty kij rozbija się w kawałki. Nie sprawdzają się jego inwestycje; zwalniają go z pracy; Kościół wystawia go do wiatru; zostaje powalony przez chorobę; odchodzi żona; nastoletnia córka jest w ciąży. <text:span text:style-name="T29">Co wtedy robić? […] Najprawdziwszą próbą dla mężczyzny, początkiem jego zbawienia jest moment, gdy nie może już polegać na tym, na czym polegał przez całe życie. </text:span><text:span text:style-name="T30">Prawdziwa wędrówka zaczyna się, gdy zawodzi jego fałszywe ja. (s. 127)</text:span></text:p>
      <text:p text:style-name="P60">John Eldredge</text:p>
      <text:p text:style-name="P60"/>
      <text:p text:style-name="P61"># 130</text:p>
      <text:p text:style-name="P61">[…] musisz ruszyć na swoje lęki z podniesioną głową. Zrzucić figowy listek; wyjść z ukrycia. Na jak długo? Na dłużej niż pewnie byś chciał, wystarczająco długo, by ożywić twoje najgłębsze problemy, żeby spod tego wszystkiego mogła wydobyć się na powierzchnię twoja rana. <text:span text:style-name="T31">(s. 130)</text:span></text:p>
      <text:p text:style-name="P62">John Eldredge.</text:p>
      <text:p text:style-name="P62"/>
      <text:p text:style-name="P63"><text:soft-page-break/># <text:span text:style-name="T35">131:</text:span>ODEJŚĆ OD KOBIETY</text:p>
      <text:p text:style-name="P63"/>
      <text:p text:style-name="P63"># 13<text:span text:style-name="T32">3</text:span></text:p>
      <text:p text:style-name="P64">Mężczyzna nie przychodzi do kobiety po siłę; przychodzi, by ją kobiecie ofiarować. <text:span text:style-name="T33">Nie potrzebujesz kobiety, która za ciebie stanie się wspaniałym mężczyzną, a jako wspaniały mężczyzna nie będziesz potrzebował kobiety. </text:span>(s. 133)</text:p>
      <text:p text:style-name="P64">John Eldredge</text:p>
      <text:p text:style-name="P64"/>
      <text:p text:style-name="P93"># 135</text:p>
      <text:p text:style-name="P93">Jeżeli jednak pragniesz wody, do dlaczego jesteś nienasycony, skoro już się napiłeś? To nie ta studnia. (s. 135)</text:p>
      <text:p text:style-name="P93">John Eldredge</text:p>
      <text:p text:style-name="P64"/>
      <text:p text:style-name="P65">### Rozdział 7: Uzdrowić ranę <text:span text:style-name="T34">(s. 137)</text:span></text:p>
      <text:p text:style-name="P65"/>
      <text:p text:style-name="P94"># 137</text:p>
      <text:p text:style-name="P94">Zadanie uzdrowienie siebie polega na uszanowaniu siebie jako stworzenia, nie mniej, ni więcej. (s. 137)</text:p>
      <text:p text:style-name="P94">Wendell Berry</text:p>
      <text:p text:style-name="P94"/>
      <text:p text:style-name="P65"># <text:span text:style-name="T35">138:</text:span><text:span text:style-name="T34">ŹRÓDŁO PRAWDZIWEJ SIŁY</text:span></text:p>
      <text:p text:style-name="P65"/>
      <text:p text:style-name="P66"># 138</text:p>
      <text:p text:style-name="P66">Mężczyźni powszechnie są zażenowani własną pustką i słabością. Jak powiedziałem, dla większości z nas stanowi to ogromne źródło wstydu. (s. 138)</text:p>
      <text:p text:style-name="P66">John Eldredge</text:p>
      <text:p text:style-name="P66"/>
      <text:p text:style-name="P67"># 139</text:p>
      <text:p text:style-name="P67">Głęboko w swoich sercach doszliśmy do przekonania, że potrzebować kogoś jest oznaką słabości, upośledzenia. Dlatego mężczyzna nigdy za żadne skarby nie zatrzyma się, żeby zapytać o drogę. (s. 139)</text:p>
      <text:p text:style-name="P67">John Eldredge</text:p>
      <text:p text:style-name="P67"/>
      <text:p text:style-name="P95"># 139</text:p>
      <text:p text:style-name="P95">Zaprawdę, zaprawdę, powiadam wam: Syn nie może niczego czynić sam z siebie, jeśli nie widzi Ojca czyniącego”. (s. 139)</text:p>
      <text:p text:style-name="P95">Jezus Chrystus</text:p>
      <text:p text:style-name="P67"/>
      <text:p text:style-name="P68"># 140</text:p>
      <text:p text:style-name="P68">Ja i Ojciec jedno jesteśmy. (s. 140)</text:p>
      <text:p text:style-name="P68">Jezus Chrystus</text:p>
      <text:p text:style-name="P68"/>
      <text:p text:style-name="P68"># 140</text:p>
      <text:p text:style-name="P68">[Wielu mężczyzn] rusza naprzód z programem. Próbuje ukończyć maraton ze złamaną nogą. (s. 140)</text:p>
      <text:p text:style-name="P68">John Eldredge</text:p>
      <text:p text:style-name="P68"/>
      <text:p text:style-name="P68"># 140</text:p>
      <text:p text:style-name="P68">Męskość jest substancją przekazywaną z ojca na syna. (s. 140)</text:p>
      <text:p text:style-name="P68">John Eldredge</text:p>
      <text:p text:style-name="P68"/>
      <text:p text:style-name="P96">#140</text:p>
      <text:p text:style-name="P96"><text:soft-page-break/>[…] prawdziwy mężczyzna nie wstydzi się przyznać do swoje rozpaczliwej zależności od Boga. Wiem, że mamy ucieleśniać siłę, wiemy, że nie jesteśmy tacy, jacy mieliśmy być. I dlatego w swojej słabości widzimy źródło wstydu. (s. 140)</text:p>
      <text:p text:style-name="P96">John Eldredge</text:p>
      <text:p text:style-name="P68"/>
      <text:p text:style-name="P69"># 141</text:p>
      <text:p text:style-name="P69">Mężczyźni przeważnie są szorstcy w stosunku do swoich słabych miejsc. Wielu opowiada, że mają wrażenia, jakby w środku nich siedział mały chłopiec, i gardzą sobą z tego powodu. (s. 141)</text:p>
      <text:p text:style-name="P69">John Eldredge</text:p>
      <text:p text:style-name="P69"/>
      <text:p text:style-name="P97"># Pomyślcie jak byście się czuli, gdyby rany, które wam zadano, ciosy, które otrzymaliście, zostały zadane chłopcu, którego kochacie – waszemu synowie, na przykład. Czy wstydzilibyście się go z tego powodu? Czy gardzilibyście nim, że nie potrafił wznieść się ponad nie? Nie. Czylibyście współczucie. (s. 141)</text:p>
      <text:p text:style-name="P97">John Eldredge</text:p>
      <text:p text:style-name="P97"/>
      <text:p text:style-name="P98"># 141</text:p>
      <text:p text:style-name="P98">Moje własne serce pozwala mi mieć więcej litości; Pozwala mi odtąd żyć z moim smutkiem w zgodzie. (s. 141)</text:p>
      <text:p text:style-name="P98">Generał Gerard Manley</text:p>
      <text:p text:style-name="P69"/>
      <text:p text:style-name="P70"># 142</text:p>
      <text:p text:style-name="P70">To nie wstyd, że potrzebujesz uzdrowienia; to nie wstyd szukać u kogoś innego siły; to nie wstyd, że w środku czujesz się mały i się boisz. To nie twoja wina. (s. 142)</text:p>
      <text:p text:style-name="P70">John Eldredge</text:p>
      <text:p text:style-name="P71"/>
      <text:p text:style-name="P71"># 143: WEJŚĆ W RANĘ</text:p>
      <text:p text:style-name="P70"/>
      <text:p text:style-name="P72"># 143</text:p>
      <text:p text:style-name="P72">[Właśnie] w taki sposób postępujemy ze swoją raną, zwłaszcza my, mężczyźni. Zakopujemy ją głęboko i nigdy już nie wyciągamy na powierzchnię. Jednak musimy ją wyciągnąć, lub lepiej, wejść w nią. (s. 143)</text:p>
      <text:p text:style-name="P72">John Eldredge</text:p>
      <text:p text:style-name="P67"/>
      <text:p text:style-name="P73"># 144</text:p>
      <text:p text:style-name="P73">Uświadomiłem sobie, że wściekam się za to, że czuję się całkiem sam na świecie, który bezustannie żąda ode mnie więcej, niż ja mogę mu dać. W środku czułem się mały – jak dziesięcioletni chłopiec w świecie mężczyzn, ale bez męskiej zdolności dawania sobie rady. Pod powierzchnią znajdowało się wiele lęku; lęku że zawiodę, że zatonę zdemaskowany, a w końcu lęku, że jestem zupełnie sam. <text:span text:style-name="T36">Skąd bierze się w mnie cały ten lęk? Dlaczego czuję się taki samotny na świecie? I taki niedojrzały w środku? Dlaczego w sercu czuję się sierotą? (s. 144)</text:span></text:p>
      <text:p text:style-name="P74">John Eldredge</text:p>
      <text:p text:style-name="P74"/>
      <text:p text:style-name="P99"># 144-145</text:p>
      <text:p text:style-name="P99">„Fałszywe ja uparcie czyni każdego z nas ślepym na światło i prawdę naszej pustki i jałowości. […] Niektórzy czytelnicy nie mają nawet pojęcia, jaka jest ich rana albo jakie fałszywa ja z niej wyrosło. <text:span text:style-name="T41">[…] Jednak rany której nie czujemy nie da się uzdrowić.</text:span> <text:span text:style-name="T42">Musimy w nią wejść. </text:span>(s. 144-145) </text:p>
      <text:p text:style-name="P99">John Eldredge</text:p>
      <text:p text:style-name="P99"/>
      <text:p text:style-name="P101"># 145</text:p>
      <text:p text:style-name="P100"><text:span text:style-name="T41">Jednak rany której nie czujemy nie da się uzdrowić.</text:span> <text:span text:style-name="T42">Musimy w nią wejść. </text:span>(s. 145)</text:p>
      <text:p text:style-name="P101">John Eldredge</text:p>
      <text:p text:style-name="P74"><text:soft-page-break/></text:p>
      <text:p text:style-name="P75"># 145: UZDROWIENIE RANY</text:p>
      <text:p text:style-name="P75"/>
      <text:p text:style-name="P76"># 145</text:p>
      <text:p text:style-name="P77">Zwykłe przebywanie z mężczyzną, którego prawdziwie szanowałem, prawdziwym mężczyzną, który mnie kochał i szanował – nic tak nie uzdrawia jak to. (s. 145)</text:p>
      <text:p text:style-name="P77">John Eldredge</text:p>
      <text:p text:style-name="P77"/>
      <text:p text:style-name="P78"># 14<text:span text:style-name="T37">6</text:span></text:p>
      <text:p text:style-name="P78">Męskość zostaje nadana przez męskość. (s. 14<text:span text:style-name="T37">6</text:span>)</text:p>
      <text:p text:style-name="P78">John Eldredge</text:p>
      <text:p text:style-name="P78"/>
      <text:p text:style-name="P79"># 147</text:p>
      <text:p text:style-name="P79">Złóż moje rozbite cząstki w całość… Niechaj mje serce będzie radosne i wrażliwe, ale niech będzie całe i oświetlone w każdej swej cząstce. (s. 147)</text:p>
      <text:p text:style-name="P80">John Eldredge</text:p>
      <text:p text:style-name="P80"/>
      <text:p text:style-name="P85"># 150</text:p>
      <text:p text:style-name="P85">[…] wybaczenie jest jak uwolnienie więźnia, a potem odkrycie, że tym więźniem byłeś ty. (s. 150)</text:p>
      <text:p text:style-name="P85">John Eldredge</text:p>
      <text:p text:style-name="P85"/>
      <text:p text:style-name="P86"># 150</text:p>
      <text:p text:style-name="P86">Zacząłem myśleć o nim [o ojcu] nie jako o kimś, kogo miłości, opieki czy towarzystwa nie zaznałem, lecz jak o kimś, kto sam został tego pozbawiony przez swoich rodziców i przez kulturę. <text:span text:style-name="T38">Mój ojciec miał własną ranę i nikt nigdy nie zaproponował mu, żeby ją uzdrowił. </text:span>(s. 150)</text:p>
      <text:p text:style-name="P86">Robert Bly</text:p>
      <text:p text:style-name="P85"/>
      <text:p text:style-name="P87"># 150</text:p>
      <text:p text:style-name="P87">Wybaczenie jest wyborem. To nie uczucie, ale akt woli. <text:span text:style-name="T39">Nie czekajcie z wybaczeniem, aż będziecie w nastroju wybaczyć; nigdy się w nim nie znajdziecie. </text:span><text:span text:style-name="T40">Na uzdrowienie uczuć potrzeba czasu po tym, jak dokona się wyboru, by wybaczyć. </text:span>(s. 150)</text:p>
      <text:p text:style-name="P87">John Eldredge</text:p>
      <text:p text:style-name="P85"/>
      <text:p text:style-name="P81"># 150</text:p>
      <text:p text:style-name="P81">[Wybaczenie:] To było złe, to było dla mnie ważne. Ja tobie odpuszczam. (s. 150)</text:p>
      <text:p text:style-name="P81">John Eldredge</text:p>
      <text:p text:style-name="P81"/>
      <text:p text:style-name="P82"># 151:BOŻE IMIĘ DLA NAS</text:p>
      <text:p text:style-name="P82"/>
      <text:p text:style-name="P84"># 151</text:p>
      <text:p text:style-name="P84">W dzieciństwie ojciec był dla mnie ratunkiem ze wszystkich nieszczęść życia, a nawet z ostrego bólu. Dlatego synowi albo córce, którym określenie Ojciec nie kojarzy się z niczym przyjemnym, mówię: Musisz rozumieć to słowo jako to wszystko, czego ci w życiu zabrakło. Wiedzieć w nim wszystko, co może dać ludzka czułość, albo pragnienie bliskości i gotowość miłości, wszystko i nieskończenie więcej musi być prawdziwe wobec doskonałego Ojca – Stwórcy ojcostwa. (s. 151)</text:p>
      <text:p text:style-name="P84">George MacDonald</text:p>
      <text:p text:style-name="P84"/>
      <text:p text:style-name="P83"># 151</text:p>
      <text:p text:style-name="P83">Męskość jest przekazywana z ojca na syna, a potem z Ojca na syna. (s. 151)</text:p>
      <text:p text:style-name="P83">John Eldredge</text:p>
      <text:p text:style-name="P83"/>
      <text:p text:style-name="P102">#151-152</text:p>
      <text:p text:style-name="P102"><text:soft-page-break/>Bóg patrząc na ciebie, nie widzi twojego grzechu. W nim nie ma nawet jednej potępiającej ciebie myśli. (s.151-152)</text:p>
      <text:p text:style-name="P102">Jonh Eldredge</text:p>
      <text:p text:style-name="P83"/>
      <text:p text:style-name="P88"># 153</text:p>
      <text:p text:style-name="P88">Musicie pytać Boga, co o was myśli, i musicie trwać przy tym pytaniu tak długo, aż uzyskacie odpowiedź. (s. 153)</text:p>
      <text:p text:style-name="P88">John Eldredge</text:p>
      <text:p text:style-name="P88"/>
      <text:p text:style-name="P103"># 155</text:p>
      <text:p text:style-name="P103">Głos ojca nigdy nie jest potępiający. (s. 155)</text:p>
      <text:p text:style-name="P103">John Eldredge</text:p>
      <text:p text:style-name="P88"/>
      <text:p text:style-name="P89"># 155:Z RANY PRZYCHODZI CHWAŁA</text:p>
      <text:p text:style-name="P89"/>
      <text:p text:style-name="P90"># 155</text:p>
      <text:p text:style-name="P91">Chciałbym galopować na ratunek tym, którzy zostali postrzeleni. […] „Nie możesz być mężczyzną, który ratuje, jeśli najpierw nie będziesz tym bez konia, który potrzebuje ratunku. (s. 155)</text:p>
      <text:p text:style-name="P91">John Eldredge</text:p>
      <text:p text:style-name="P91"/>
      <text:p text:style-name="P92"># 155-15<text:span text:style-name="T43">6</text:span></text:p>
      <text:p text:style-name="P92">Prawdziwa siła nie bierze się z brawury. Dopóki nie przeżyjemy załamania, nasze życie będzie skupiało się na nas samych, będziemy polegać tylko na sobie, siła, którą mamy, będzie tylko naszą siłą. Jeśli myślisz, że jesteś kimś i coś potrafisz, to do czego ci Bóg? Nie ufam człowiekowi, który nie cierpiał; nie pozwalam zbliżyć się do siebie komuś, kto nie zmagał się ze swymi zranieniami. Pomyśl o tych wszystkich znanych ci pozerach – czy do tych ludzi zadzwoniłbyś o drugiej w nocy, gdyby twoje życie waliło się w gruzy? Bo ja nie. (s. 155-156)</text:p>
      <text:p text:style-name="P92">John Eldredge</text:p>
      <text:p text:style-name="P92"/>
      <text:p text:style-name="P105">### 159: Rozdział ósmy: Bitwa: Wróg</text:p>
      <text:p text:style-name="P105"/>
      <text:p text:style-name="P105"># 159-160</text:p>
      <text:p text:style-name="P105">Mężczyzna potrzebuje walki, którą mógłby stoczyć, dla wojownika, który w nim drzemie, potrzebuje miejsca, by go ożywić, zahartować, zaprawić w boju (s. 159-160)</text:p>
      <text:p text:style-name="P105">John Eldredge</text:p>
      <text:p text:style-name="P105"/>
      <text:p text:style-name="P106"># 160</text:p>
      <text:p text:style-name="P106">Każdy mężczyzna w środku jest wojownikiem. Ale decyzję, żeby walczyć, musi podjąć sam. (s 160)</text:p>
      <text:p text:style-name="P106">John Eldredge</text:p>
      <text:p text:style-name="P106"/>
      <text:p text:style-name="P107"># 160</text:p>
      <text:p text:style-name="P107">Każdy mężczyzna jest wojownikiem, jednak nie każdy mężczyzna decyduje się walczyć. (s. 160)</text:p>
      <text:p text:style-name="P107">John Eldredge</text:p>
      <text:p text:style-name="P107"/>
      <text:p text:style-name="P108"># 160</text:p>
      <text:p text:style-name="P108">Każdy mężczyzna jest wojownikiem, [] wojowanie jest istotne w naszym dążeniu do osiągnięcia męskiej integralności, jest bezpośrednio związane z każdym mężczyzną. (s. 160)</text:p>
      <text:p text:style-name="P108">John Eldredge</text:p>
      <text:p text:style-name="P108"/>
      <text:p text:style-name="P109"># 160: SERCE WOJOWNIKA</text:p>
      <text:p text:style-name="P109"/>
      <text:p text:style-name="P110"><text:soft-page-break/># 161</text:p>
      <text:p text:style-name="P110">Mężczyzna musi stoczyć bitwę, musi mieć w swoim życiu jakąś wielką misję, w którą się angażuje i która wykracza nawet poza dom i rodzinę. <text:span text:style-name="T44">Musi mieć sprawę, której się poświęca aż po śmierć, ponieważ zostało to wpisane w tkankę jego istoty. </text:span>(s. 161)</text:p>
      <text:p text:style-name="P110">John Eldredge</text:p>
      <text:p text:style-name="P110"/>
      <text:p text:style-name="P111"># 161</text:p>
      <text:p text:style-name="P111">Musicie mieć misję! (s. 161)</text:p>
      <text:p text:style-name="P111">John Eldredge</text:p>
      <text:p text:style-name="P111"/>
      <text:p text:style-name="P112"># 161-162</text:p>
      <text:p text:style-name="P112">Chciałbym być Williamem Wallace’em, prowadzić ludzi do boju z wielkim mieczem w dłoni. [] W swoim życiu jesteś Williamem Wallace’em – a kim miałbyś być? Nie ma nikogo, kto mógłby zastąpić cię na arenie, na którą zostałeś wezwany. Nikt inny nie może być tym, kima masz być ty. Ty jesteś bohaterem swojej własnej historii. Żadną postacią drugoplanową anie statystą, ale głównym bohaterem. (s. 162)</text:p>
      <text:p text:style-name="P112">John Eldredge</text:p>
      <text:p text:style-name="P112"/>
      <text:p text:style-name="P112"># 162</text:p>
      <text:p text:style-name="P112">Wojownik ma przede wszystkim wizję – coś, co wykracza poza jego własne życie, jakąś sprawę większą niż ocalenie siebie. (s. 162)</text:p>
      <text:p text:style-name="P112">John Eldredge</text:p>
      <text:p text:style-name="P112"/>
      <text:p text:style-name="P113"># 162</text:p>
      <text:p text:style-name="P113">Całe tygodnie marnowałem na borykanie się z kłopotami. Albo na pobłażanie sobie. Byłam najemnikiem. Najemnik walczy dla zapłaty, dla własnej korzyści; swoje życie poświęca tylko dla siebie. Prawdziwy wojownik służy czemuś – albo Komuś – większemu niż on sam. (s. 162)</text:p>
      <text:p text:style-name="P113">John Eldredge</text:p>
      <text:p text:style-name="P113"/>
      <text:p text:style-name="P114"># 163: WEWNĘTRZNY ZDRAJCA</text:p>
      <text:p text:style-name="P114"/>
      <text:p text:style-name="P115"># 163</text:p>
      <text:p text:style-name="P115">Bez względu na to jak potężny jest i solidny jest zamek, jeśli przebywa w nim grupa zdrajców (gotowa go wydać przy pierwszej nadarzającej się okazji), nie da się go obronić przed wrogiem. Zdrajcy okupują nasze serca, które są gotowe przejść na stronę pokus i jej ulec. (s. 163)</text:p>
      <text:p text:style-name="P115">John Ow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09:01:38.163855271</meta:creation-date>
    <dc:date>2025-08-26T06:27:56.125254294</dc:date>
    <meta:editing-duration>PT23H40M33S</meta:editing-duration>
    <meta:editing-cycles>412</meta:editing-cycles>
    <meta:generator>LibreOffice/7.3.7.2$Linux_X86_64 LibreOffice_project/30$Build-2</meta:generator>
    <meta:document-statistic meta:table-count="0" meta:image-count="0" meta:object-count="0" meta:page-count="10" meta:paragraph-count="272" meta:word-count="2958" meta:character-count="17915" meta:non-whitespace-character-count="15208"/>
  </office:meta>
</office:document-meta>
</file>